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28" calcext:value-type="float">
            <text:p>628</text:p>
          </table:table-cell>
          <table:table-cell table:style-name="ce7" table:formula="of:=COUNTIF([.B7:.B999];&quot;X&quot;)" office:value-type="float" office:value="522" calcext:value-type="float">
            <text:p>522</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5" calcext:value-type="float">
            <text:p>75</text:p>
          </table:table-cell>
          <table:table-cell table:style-name="ce25" table:formula="of:=SUM([.B2:.F2])" office:value-type="float" office:value="669" calcext:value-type="float">
            <text:p>66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3" table:number-rows-repeated="32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01">00/00/0000</text:date>, <text:time style:data-style-name="N2" text:time-value="21:49:07.50163284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01T21:49:58.855109702</dc:date>
    <meta:editing-duration>PT17H30M37S</meta:editing-duration>
    <meta:editing-cycles>613</meta:editing-cycles>
    <meta:document-statistic meta:table-count="1" meta:cell-count="3772" meta:object-count="0"/>
  </office:meta>
</office:document-meta>
</file>